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6.56mm"/>
    </style:style>
    <style:style style:name="co2" style:family="table-column">
      <style:table-column-properties fo:break-before="auto" style:column-width="23.78mm"/>
    </style:style>
    <style:style style:name="co3" style:family="table-column">
      <style:table-column-properties fo:break-before="auto" style:column-width="30.3mm"/>
    </style:style>
    <style:style style:name="co4" style:family="table-column">
      <style:table-column-properties fo:break-before="auto" style:column-width="24.59mm"/>
    </style:style>
    <style:style style:name="co5" style:family="table-column">
      <style:table-column-properties fo:break-before="auto" style:column-width="69.06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30.5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2e0a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 style:data-style-name="N107">
      <style:table-cell-properties fo:background-color="#c2e0a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9a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107">
      <style:table-cell-properties fo:background-color="#fffbcc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7a0cb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 style:data-style-name="N107">
      <style:table-cell-properties fo:background-color="#c7a0cb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b4c7dc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ext-properties style:font-name="Liberation Sans"/>
    </style:style>
    <style:style style:name="ce22" style:family="table-cell" style:parent-style-name="Default">
      <style:table-cell-properties fo:background-color="transparent"/>
      <style:text-properties style:use-window-font-color="true" style:font-name="Liberation Sans" fo:font-size="10pt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wrap-option="no-wrap"/>
    </style:style>
    <style:style style:name="T1" style:family="text">
      <style:text-properties style:use-window-font-color="true"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manue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/>
          <table:table-cell table:style-name="ce3" office:value-type="string" calcext:value-type="string">
            <text:p>VALIDATION</text:p>
          </table:table-cell>
          <table:table-cell table:style-name="ce6" office:value-type="string" calcext:value-type="string">
            <text:p>METADONNEES</text:p>
          </table:table-cell>
          <table:table-cell table:style-name="ce8" office:value-type="string" calcext:value-type="string">
            <text:p>STRUCTURE</text:p>
          </table:table-cell>
          <table:table-cell table:style-name="ce23" office:value-type="string" calcext:value-type="string">
            <text:p>COMMENTAIR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amar_cours-rhetorique_1811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drieux_rhetorique-francaise_1825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istote_poetique-et-rhetorique-trad-ruelle_1883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istote_poetique-trad-batteux_1875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istote_poetique-trad-egger_1875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rrau_exercices-composition_1853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llet_de-la-versification_1865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air_lecons-rhetorique-01_1845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air_lecons-rhetorique-02_1845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ugeault_principes-composition_1853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ulet_manuel-pratique-rhetorique_1839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hen_morceaux-premier-cycle_1912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ussade_rhetorique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iceron_discours-choisis-01_1863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urtaud-divernesse_cours-elementaire-rhetorique_1872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stree_recueil-compositions-01_1872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dier_principes-rhetorique_1863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mairon_principes-generaux-01_1807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mairon_principes-generaux-02_1807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ugere-leon_morceaux-choisis-17e-18e-2e_1867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ugere-leon_morceaux-choisis-17e-18e-rhetorique_1867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ugere-leon_morceaux-choisis-17e-18e-troisième_1865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ugere_morceaux-contemporains-classes-superieures_1868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ugere_morceaux-rhetorique_1882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lon_elements-de-rhetorique-francaise-ed6_1854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sc-desfosses_recueil-sujets-baccalaureat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idel_art-ecrire_1879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defroy_morceaux-poetes_cours-superieur_1882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yet_precis-rhetorique_1852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yet_rhetorique-appliquee-01_1850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yet_rhetorique-appliquee-02_1850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yet_rhetorique-appliquee-03_1850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race_art-poetique-trad-taillefert_1845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bien_precis-de-rhetorique_1863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llien_petit-traite-rhetorique_1853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clerc_nouvelle-rhetorique_1843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clerc_principes-composition-01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homond_elements-grammaire_1834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lepeyre_resume-rhetorique_1827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cou_morceaux-classes-superieures-poetes_1881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cou_morceaux-classes-superieures-prosateurs_1881.xml 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1" office:value-type="string" calcext:value-type="string">
            <text:p>contient un commentaire à propos de “la sortie de note dans la note”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rlet_extraits-cours-moyens-prose_1870.xml 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2" office:value-type="string" calcext:value-type="string">
            <text:p>&lt;persName&gt; : a rajouter ou enlever ? (cf. Descartes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rlet_extraits-cours-moyens-prose_1897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rlet_extraits-cours-superieurs-prose_1868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llissier_morceaux-prose-et-vers-rhetorique_1885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llissier_morceaux_troisieme_1883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llissier_principes-de-rhetorique-francaise_1867.xml 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contient un commentaire à <text:span text:style-name="T1">propre de &lt;floatingText&gt;</text:span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ron_cours-complet-01_1881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ron_cours-complet-02_1881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niolles_cours-elementaire-litterature_1865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ssier 1 : guyet_precis-rhetorique_185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ssier 2 : guyet_rhetorique-appliquee-01_185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TAL POURCENTAGE FAIT :</text:p>
          </table:table-cell>
          <table:table-cell table:style-name="ce16" table:formula="of:=SUM([.B2:.B53])/52" office:value-type="percentage" office:value="1" calcext:value-type="percentage">
            <text:p>100%</text:p>
          </table:table-cell>
          <table:table-cell table:style-name="ce18" table:formula="of:=SUM([.C2:.C53])/52" office:value-type="percentage" office:value="1" calcext:value-type="percentage">
            <text:p>100%</text:p>
          </table:table-cell>
          <table:table-cell table:style-name="ce20" table:formula="of:=SUM([.D2:.D53])/52" office:value-type="percentage" office:value="1" calcext:value-type="percentage">
            <text:p>100%</text:p>
          </table:table-cell>
          <table:table-cell table:style-name="ce10" table:number-columns-repeated="1020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osition" table:style-name="ta1">
        <office:forms form:automatic-focus="false" form:apply-design-mode="false"/>
        <table:table-column table:style-name="co7" table:default-cell-style-name="ce1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6" table:number-columns-repeated="1020" table:default-cell-style-name="Default"/>
        <table:table-row table:style-name="ro1">
          <table:table-cell/>
          <table:table-cell table:style-name="ce3" office:value-type="string" calcext:value-type="string">
            <text:p>VALIDATION</text:p>
          </table:table-cell>
          <table:table-cell table:style-name="ce6" office:value-type="string" calcext:value-type="string">
            <text:p>METADONNEES</text:p>
          </table:table-cell>
          <table:table-cell table:style-name="ce8" office:value-type="string" calcext:value-type="string">
            <text:p>STRUCTU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out-edmond_horace-a-un-ami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udelaire-charles_charles-i-exile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rtrand-louis-sirven-paul_dialogus-lessepsius-ricapinum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gnan-anne_montagnes-russes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gnan_anne_testament-de-louis-xvi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sseux-louis_union-des-lettres-et-des-sciences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urget-paul_inauguration-conferences-militaires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_nec-barbicola-nec-plessaeus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rdin-charles_ad-augustissimum-principem-carolum-i-urbem-redeutem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utremer-leon_phonographe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chanel-paul__bacchus-aux-enfers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chanel-paul_amyntas-seu-viatores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chanel-paul_chien-du-mont-saint-bernard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chanel-paul_christophe-colomb-decouvre-l-amerique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chanel-paul_entrevue-d-hamlet-avec-le-fantome-de-son-pere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chanel-paul_satan-fait-la-revue-des-anges-rebelles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chanel-paul_sommeil-et-la-mort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chanel-paul_velocipede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eilligny-paul-et-hermant-abel_mesaventures-de-deux-habitants-de-falaise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dier-achille_comedie-de-plaute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ncey-et-renoy-roux_a-sa-majeste-charles-x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lois-evariste_in-sacram-optimi-regis-caroli-decimi-inunctionem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lachant-victor_dialogue-entre-un-ancien-et-un-moderne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enee_sacre-de-s-m-charles-x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che-l-m_discipulus-et-musa-latina-inter-se-colloquuntur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inte-beuve-charles-augustin_czar-pierre-le-grand-visite-la-sorbonne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ierry-lucien-alexandre-marie_union-des-lettres-et-des-scienc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TAL POURCENTAGE FAIT :</text:p>
          </table:table-cell>
          <table:table-cell table:style-name="ce16" table:formula="of:=SUM([.B2:.B28])/27" office:value-type="percentage" office:value="1" calcext:value-type="percentage">
            <text:p>100%</text:p>
          </table:table-cell>
          <table:table-cell table:style-name="ce18" table:formula="of:=SUM([.C2:.C28])/27" office:value-type="percentage" office:value="1" calcext:value-type="percentage">
            <text:p>100%</text:p>
          </table:table-cell>
          <table:table-cell table:style-name="ce20" table:formula="of:=SUM([.D2:.D28])/27" office:value-type="percentage" office:value="1" calcext:value-type="percentage">
            <text:p>100%</text:p>
          </table:table-cell>
          <table:table-cell table:style-name="ce10"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0" loext:min-decimal-places="0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4">00/00/0000</text:date>, <text:time style:data-style-name="N2" text:time-value="09:55:05.7753517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5.2$MacOSX_X86_64 LibreOffice_project/90f8dcf33c87b3705e78202e3df5142b201bd805</meta:generator>
    <dc:date>2019-06-04T09:57:55.346669054</dc:date>
    <meta:editing-duration>PT1H25M5S</meta:editing-duration>
    <meta:editing-cycles>13</meta:editing-cycles>
    <meta:document-statistic meta:table-count="2" meta:cell-count="334" meta:object-count="0"/>
  </office:meta>
</office:document-meta>
</file>